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69in" svg:height="5.8984in" svg:x="5.0161in" svg:y="0.0169in" draw:caption-point-x="-0.1685in" draw:caption-point-y="-0.0126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39in" svg:height="1.0248in" svg:x="0.5039in" svg:y="2.7531in" draw:caption-point-x="-0.1685in" draw:caption-point-y="-1.1606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19in" svg:height="1.0335in" svg:x="3.087in" svg:y="2.7531in" draw:caption-point-x="-0.4429in" draw:caption-point-y="-1.1606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4in" svg:height="1.0425in" svg:x="3.5803in" svg:y="2.7531in" draw:caption-point-x="-0.3661in" draw:caption-point-y="-1.1606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799in" svg:height="1.5083in" svg:x="3.8323in" svg:y="2.7531in" draw:caption-point-x="-0.2559in" draw:caption-point-y="-1.1606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4in" svg:height="1.4055in" svg:x="4.3807in" svg:y="2.5126in" draw:caption-point-x="-0.3547in" draw:caption-point-y="-0.9201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3in" svg:height="1.1744in" svg:x="4.4902in" svg:y="2.7531in" draw:caption-point-x="-0.1902in" draw:caption-point-y="-1.1606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19in" svg:height="0.8673in" svg:x="4.9067in" svg:y="2.7531in" draw:caption-point-x="-0.3327in" draw:caption-point-y="-1.1606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4in" svg:height="0.9417in" svg:x="4.7972in" svg:y="2.7531in" draw:caption-point-x="0.0504in" draw:caption-point-y="-1.1606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1">
            <text:p>100%</text:p>
          </table:table-cell>
          <table:table-cell table:style-name="ce39" table:formula="of:=NETWORKDAYS([.D11];[.E11])" office:value-type="float" office:value="39">
            <text:p>39</text:p>
          </table:table-cell>
          <table:table-cell table:style-name="ce41" table:formula="of:=ROUNDDOWN([.G11]*[.F11];0)" office:value-type="float" office:value="53">
            <text:p>53</text:p>
          </table:table-cell>
          <table:table-cell table:style-name="ce39" table:formula="of:=[.F11]-[.I11]"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Menu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1">
            <text:p>100%</text:p>
          </table:table-cell>
          <table:table-cell table:style-name="ce40" table:formula="of:=NETWORKDAYS([.D14];[.E14])" office:value-type="float" office:value="22">
            <text:p>22</text:p>
          </table:table-cell>
          <table:table-cell table:style-name="ce42" table:formula="of:=ROUNDDOWN([.G14]*[.F14];0)" office:value-type="float" office:value="30">
            <text:p>30</text:p>
          </table:table-cell>
          <table:table-cell table:style-name="ce40" table:formula="of:=[.F14]-[.I14]"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Collision Detection</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15];[.E15])" office:value-type="float" office:value="8">
            <text:p>8</text:p>
          </table:table-cell>
          <table:table-cell table:style-name="ce42" table:formula="of:=ROUNDDOWN([.G15]*[.F15];0)" office:value-type="float" office:value="10">
            <text:p>10</text:p>
          </table:table-cell>
          <table:table-cell table:style-name="ce40" table:formula="of:=[.F15]-[.I15]"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830188679245283">
            <text:p>83%</text:p>
          </table:table-cell>
          <table:table-cell table:style-name="ce39" table:formula="of:=NETWORKDAYS([.D16];[.E16])" office:value-type="float" office:value="39">
            <text:p>39</text:p>
          </table:table-cell>
          <table:table-cell table:style-name="ce41" table:formula="of:=ROUNDDOWN([.G16]*[.F16];0)" office:value-type="float" office:value="44">
            <text:p>44</text:p>
          </table:table-cell>
          <table:table-cell table:style-name="ce39" table:formula="of:=[.F16]-[.I16]" office:value-type="float" office:value="9">
            <text:p>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1">
            <text:p>100%</text:p>
          </table:table-cell>
          <table:table-cell table:style-name="ce40" table:formula="of:=NETWORKDAYS([.D19];[.E19])" office:value-type="float" office:value="7">
            <text:p>7</text:p>
          </table:table-cell>
          <table:table-cell table:style-name="ce42" table:formula="of:=ROUNDDOWN([.G19]*[.F19];0)" office:value-type="float" office:value="9">
            <text:p>9</text:p>
          </table:table-cell>
          <table:table-cell table:style-name="ce40" table:formula="of:=[.F19]-[.I1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4</text:p>
          </table:table-cell>
          <table:table-cell table:style-name="ce14" office:value-type="string">
            <text:p>Creating sound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5">
            <text:p>50%</text:p>
          </table:table-cell>
          <table:table-cell table:style-name="ce40" table:formula="of:=NETWORKDAYS([.D20];[.E20])" office:value-type="float" office:value="14">
            <text:p>14</text:p>
          </table:table-cell>
          <table:table-cell table:style-name="ce42" table:formula="of:=ROUNDDOWN([.G20]*[.F20];0)" office:value-type="float" office:value="9">
            <text:p>9</text:p>
          </table:table-cell>
          <table:table-cell table:style-name="ce40" table:formula="of:=[.F20]-[.I20]"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Level Files</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642857142857143">
            <text:p>64%</text:p>
          </table:table-cell>
          <table:table-cell table:style-name="ce39" table:formula="of:=NETWORKDAYS([.D21];[.E21])" office:value-type="float" office:value="39">
            <text:p>39</text:p>
          </table:table-cell>
          <table:table-cell table:style-name="ce41" table:formula="of:=ROUNDDOWN([.G21]*[.F21];0)" office:value-type="float" office:value="34">
            <text:p>34</text:p>
          </table:table-cell>
          <table:table-cell table:style-name="ce39" table:formula="of:=[.F21]-[.I21]" office:value-type="float" office:value="19">
            <text:p>1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World 1</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2];[.E22])" office:value-type="float" office:value="10">
            <text:p>10</text:p>
          </table:table-cell>
          <table:table-cell table:style-name="ce42" table:formula="of:=ROUNDDOWN([.G22]*[.F22];0)" office:value-type="float" office:value="15">
            <text:p>15</text:p>
          </table:table-cell>
          <table:table-cell table:style-name="ce40" table:formula="of:=[.F22]-[.I2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2</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23];[.E23])" office:value-type="float" office:value="5">
            <text:p>5</text:p>
          </table:table-cell>
          <table:table-cell table:style-name="ce42" table:formula="of:=ROUNDDOWN([.G23]*[.F23];0)" office:value-type="float" office:value="7">
            <text:p>7</text:p>
          </table:table-cell>
          <table:table-cell table:style-name="ce40" table:formula="of:=[.F23]-[.I2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3</text:p>
          </table:table-cell>
          <table:table-cell table:style-name="ce14" office:value-type="string">
            <text:p>World 3</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4];[.E24])" office:value-type="float" office:value="8">
            <text:p>8</text:p>
          </table:table-cell>
          <table:table-cell table:style-name="ce42" table:formula="of:=ROUNDDOWN([.G24]*[.F24];0)" office:value-type="float" office:value="2">
            <text:p>2</text:p>
          </table:table-cell>
          <table:table-cell table:style-name="ce40" table:formula="of:=[.F24]-[.I24]"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4</text:p>
          </table:table-cell>
          <table:table-cell table:style-name="ce14" office:value-type="string">
            <text:p>World 4</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5];[.E25])" office:value-type="float" office:value="8">
            <text:p>8</text:p>
          </table:table-cell>
          <table:table-cell table:style-name="ce42" table:formula="of:=ROUNDDOWN([.G25]*[.F25];0)" office:value-type="float" office:value="2">
            <text:p>2</text:p>
          </table:table-cell>
          <table:table-cell table:style-name="ce40" table:formula="of:=[.F25]-[.I25]"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1">
            <text:p>100%</text:p>
          </table:table-cell>
          <table:table-cell table:style-name="ce39" table:formula="of:=NETWORKDAYS([.D26];[.E26])" office:value-type="float" office:value="39">
            <text:p>39</text:p>
          </table:table-cell>
          <table:table-cell table:style-name="ce41" table:formula="of:=ROUNDDOWN([.G26]*[.F26];0)" office:value-type="float" office:value="53">
            <text:p>53</text:p>
          </table:table-cell>
          <table:table-cell table:style-name="ce39" table:formula="of:=[.F26]-[.I26]"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8];[.E28])" office:value-type="float" office:value="11">
            <text:p>11</text:p>
          </table:table-cell>
          <table:table-cell table:style-name="ce42" table:formula="of:=ROUNDDOWN([.G28]*[.F28];0)" office:value-type="float" office:value="15">
            <text:p>15</text:p>
          </table:table-cell>
          <table:table-cell table:style-name="ce40" table:formula="of:=[.F28]-[.I2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1">
            <text:p>100%</text:p>
          </table:table-cell>
          <table:table-cell table:style-name="ce40" table:formula="of:=NETWORKDAYS([.D29];[.E29])" office:value-type="float" office:value="26">
            <text:p>26</text:p>
          </table:table-cell>
          <table:table-cell table:style-name="ce42" table:formula="of:=ROUNDDOWN([.G29]*[.F29];0)" office:value-type="float" office:value="37">
            <text:p>37</text:p>
          </table:table-cell>
          <table:table-cell table:style-name="ce40" table:formula="of:=[.F29]-[.I2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1">
            <text:p>100%</text:p>
          </table:table-cell>
          <table:table-cell table:style-name="ce40" table:formula="of:=NETWORKDAYS([.D30];[.E30])" office:value-type="float" office:value="31">
            <text:p>31</text:p>
          </table:table-cell>
          <table:table-cell table:style-name="ce42" table:formula="of:=ROUNDDOWN([.G30]*[.F30];0)" office:value-type="float" office:value="43">
            <text:p>43</text:p>
          </table:table-cell>
          <table:table-cell table:style-name="ce40" table:formula="of:=[.F30]-[.I30]"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0723404255319149">
            <text:p>7%</text:p>
          </table:table-cell>
          <table:table-cell table:style-name="ce39" table:formula="of:=NETWORKDAYS([.D31];[.E31])" office:value-type="float" office:value="35">
            <text:p>35</text:p>
          </table:table-cell>
          <table:table-cell table:style-name="ce41" table:formula="of:=ROUNDDOWN([.G31]*[.F31];0)" office:value-type="float" office:value="3">
            <text:p>3</text:p>
          </table:table-cell>
          <table:table-cell table:style-name="ce39" table:formula="of:=[.F31]-[.I31]" office:value-type="float" office:value="45">
            <text:p>45</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2">
            <text:p>20%</text:p>
          </table:table-cell>
          <table:table-cell table:style-name="ce40" table:formula="of:=NETWORKDAYS([.D32];[.E32])" office:value-type="float" office:value="13">
            <text:p>13</text:p>
          </table:table-cell>
          <table:table-cell table:style-name="ce42" table:formula="of:=ROUNDDOWN([.G32]*[.F32];0)" office:value-type="float" office:value="3">
            <text:p>3</text:p>
          </table:table-cell>
          <table:table-cell table:style-name="ce40" table:formula="of:=[.F32]-[.I32]" office:value-type="float" office:value="14">
            <text:p>14</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5">
          <table:table-cell table:number-columns-repeated="256"/>
        </table:table-row>
        <table:table-row table:style-name="ro2">
          <table:table-cell>
            <draw:custom-shape table:end-cell-address="GanttChart.FU77" table:end-x="0.0016in" table:end-y="0.1311in" draw:z-index="1" draw:style-name="gr3" draw:text-style-name="P3" svg:width="11.5929in" svg:height="5.5382in" svg:x="0.0898in" svg:y="0.1051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89">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10">04/10/2010</text:date>, <text:time>09:13:50</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6</meta:editing-cycles>
    <meta:editing-duration>PT00H55M04S</meta:editing-duration>
    <dc:date>2010-04-10T09:13:48.83</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